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0pt" style:text-underline-style="none" fo:font-weight="normal" style:font-size-asian="8.75pt" style:font-weight-asian="normal" style:font-size-complex="10pt" style:font-weight-complex="normal"/>
    </style:style>
    <style:style style:name="P3" style:family="paragraph" style:parent-style-name="Standard">
      <style:paragraph-properties fo:text-align="start" style:justify-single-word="false"/>
      <style:text-properties fo:font-size="11pt" style:text-underline-style="none" fo:font-weight="normal" officeooo:rsid="0005d971" officeooo:paragraph-rsid="0005d97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05d971" officeooo:paragraph-rsid="0005d971" style:font-size-asian="9.60000038146973pt" style:font-weight-asian="normal" style:font-size-complex="11pt" style:font-weight-complex="normal"/>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start" style:justify-single-word="false"/>
      <style:text-properties fo:font-size="11pt" officeooo:rsid="000926a1" officeooo:paragraph-rsid="000926a1" style:font-size-asian="11pt" style:font-size-complex="11pt"/>
    </style:style>
    <style:style style:name="P7" style:family="paragraph" style:parent-style-name="Standard">
      <style:paragraph-properties fo:text-align="start" style:justify-single-word="false"/>
      <style:text-properties fo:font-size="11pt" officeooo:paragraph-rsid="000926a1" style:font-size-asian="11pt" style:font-size-complex="11pt"/>
    </style:style>
    <style:style style:name="P8" style:family="paragraph" style:parent-style-name="Standard">
      <style:paragraph-properties fo:text-align="start" style:justify-single-word="false"/>
      <style:text-properties fo:font-size="11pt" officeooo:rsid="000b0487" officeooo:paragraph-rsid="000b0487" style:font-size-asian="11pt" style:font-size-complex="11pt"/>
    </style:style>
    <style:style style:name="P9" style:family="paragraph" style:parent-style-name="Standard">
      <style:paragraph-properties fo:text-align="start" style:justify-single-word="false"/>
      <style:text-properties fo:font-size="11pt" officeooo:rsid="000c6e7a" officeooo:paragraph-rsid="000c6e7a" style:font-size-asian="11pt" style:font-size-complex="11pt"/>
    </style:style>
    <style:style style:name="P10" style:family="paragraph" style:parent-style-name="Standard">
      <style:paragraph-properties fo:text-align="start" style:justify-single-word="false"/>
      <style:text-properties fo:font-size="11pt" officeooo:rsid="000decc9" officeooo:paragraph-rsid="000decc9" style:font-size-asian="11pt" style:font-size-complex="11pt"/>
    </style:style>
    <style:style style:name="P11" style:family="paragraph" style:parent-style-name="Standard" style:list-style-name="L1">
      <style:paragraph-properties fo:text-align="start" style:justify-single-word="false"/>
      <style:text-properties fo:font-size="11pt" style:text-underline-style="none" fo:font-weight="normal" officeooo:rsid="0005d971" officeooo:paragraph-rsid="0005d971" style:font-size-asian="9.60000038146973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fo:font-size="11pt" style:text-underline-style="none" fo:font-weight="normal" officeooo:rsid="0007c9fc" officeooo:paragraph-rsid="0007c9fc" style:font-size-asian="9.60000038146973pt" style:font-weight-asian="normal" style:font-size-complex="11pt" style:font-weight-complex="normal"/>
    </style:style>
    <style:style style:name="P13" style:family="paragraph" style:parent-style-name="Standard" style:list-style-name="L2">
      <style:text-properties fo:font-size="11pt" officeooo:rsid="0007c9fc" officeooo:paragraph-rsid="0007c9fc" style:font-size-asian="11pt" style:font-size-complex="11pt"/>
    </style:style>
    <style:style style:name="P14" style:family="paragraph" style:parent-style-name="Standard" style:list-style-name="L2">
      <style:paragraph-properties fo:text-align="start" style:justify-single-word="false"/>
      <style:text-properties fo:font-size="11pt" officeooo:rsid="000926a1" officeooo:paragraph-rsid="000926a1" style:font-size-asian="11pt" style:font-size-complex="11pt"/>
    </style:style>
    <style:style style:name="P15" style:family="paragraph" style:parent-style-name="Standard" style:list-style-name="L2">
      <style:paragraph-properties fo:text-align="start" style:justify-single-word="false"/>
      <style:text-properties fo:font-size="11pt" officeooo:rsid="000b0487" officeooo:paragraph-rsid="000b0487" style:font-size-asian="11pt" style:font-size-complex="11pt"/>
    </style:style>
    <style:style style:name="P16" style:family="paragraph" style:parent-style-name="Standard" style:list-style-name="L2">
      <style:paragraph-properties fo:text-align="start" style:justify-single-word="false"/>
      <style:text-properties fo:font-size="11pt" officeooo:rsid="000c6e7a" officeooo:paragraph-rsid="000c6e7a" style:font-size-asian="11pt" style:font-size-complex="11pt"/>
    </style:style>
    <style:style style:name="P17" style:family="paragraph" style:parent-style-name="Standard" style:list-style-name="L2">
      <style:paragraph-properties fo:text-align="start" style:justify-single-word="false"/>
      <style:text-properties fo:font-size="11pt" officeooo:rsid="000decc9" officeooo:paragraph-rsid="000decc9" style:font-size-asian="11pt" style:font-size-complex="11pt"/>
    </style:style>
    <style:style style:name="P18" style:family="paragraph" style:parent-style-name="Standard">
      <style:paragraph-properties fo:text-align="start" style:justify-single-word="false"/>
      <style:text-properties fo:font-size="11pt" officeooo:rsid="000decc9" officeooo:paragraph-rsid="000decc9" style:font-size-asian="11pt" style:font-size-complex="11pt"/>
    </style:style>
    <style:style style:name="P19" style:family="paragraph" style:parent-style-name="Standard" style:list-style-name="L3">
      <style:paragraph-properties fo:text-align="start" style:justify-single-word="false"/>
      <style:text-properties officeooo:paragraph-rsid="000f9f84"/>
    </style:style>
    <style:style style:name="P20" style:family="paragraph" style:parent-style-name="Standard" style:list-style-name="L3">
      <style:paragraph-properties fo:text-align="start" style:justify-single-word="false"/>
      <style:text-properties officeooo:rsid="000f9f84" officeooo:paragraph-rsid="000f9f84"/>
    </style:style>
    <style:style style:name="P21" style:family="paragraph" style:parent-style-name="Standard" style:list-style-name="L3">
      <style:paragraph-properties fo:text-align="start" style:justify-single-word="false"/>
      <style:text-properties officeooo:rsid="000fc54d" officeooo:paragraph-rsid="000fc54d"/>
    </style:style>
    <style:style style:name="P22" style:family="paragraph" style:parent-style-name="Standard">
      <style:paragraph-properties fo:text-align="start" style:justify-single-word="false"/>
      <style:text-properties officeooo:rsid="000fc54d" officeooo:paragraph-rsid="000fc54d"/>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05982b"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0f9f84" style:font-size-asian="14pt" style:font-weight-asian="bold" style:font-size-complex="14pt" style:font-weight-complex="bold"/>
    </style:style>
    <style:style style:name="T4" style:family="text">
      <style:text-properties officeooo:rsid="000b0487"/>
    </style:style>
    <style:style style:name="T5" style:family="text">
      <style:text-properties officeooo:rsid="000c6e7a"/>
    </style:style>
    <style:style style:name="T6" style:family="text">
      <style:text-properties officeooo:rsid="000decc9"/>
    </style:style>
    <style:style style:name="T7" style:family="text">
      <style:text-properties fo:font-size="11pt" style:text-underline-style="none" fo:font-weight="normal" style:font-size-asian="9.60000038146973pt" style:font-weight-asian="normal" style:font-size-complex="11pt" style:font-weight-complex="normal"/>
    </style:style>
    <style:style style:name="T8" style:family="text">
      <style:text-properties fo:font-size="11pt" style:text-underline-style="none" fo:font-weight="normal" officeooo:rsid="000f9f84" style:font-size-asian="9.60000038146973pt" style:font-weight-asian="normal" style:font-size-complex="11pt" style:font-weight-complex="normal"/>
    </style:style>
    <style:style style:name="T9" style:family="text">
      <style:text-properties fo:font-size="11pt" style:text-underline-style="none" fo:font-weight="normal" officeooo:rsid="000fc54d" style:font-size-asian="9.60000038146973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8"/><text:span text:style-name="T2">GNU C COMPILER</text:span></text:p>
      <text:p text:style-name="P2"/>
      <text:list xml:id="list3275805343965389732" text:style-name="L1">
        <text:list-item>
          <text:p text:style-name="P11">GNU compiler is invoked by using command “cc”.</text:p>
        </text:list-item>
        <text:list-item>
          <text:p text:style-name="P11">“cc” is an alias to gcc.</text:p>
        </text:list-item>
        <text:list-item>
          <text:p text:style-name="P12">Converts written code to an executable file.</text:p>
        </text:list-item>
      </text:list>
      <text:p text:style-name="P3"/>
      <text:p text:style-name="P4">Compilation stages</text:p>
      <text:list xml:id="list1227493328217892897" text:style-name="L2">
        <text:list-item>
          <text:p text:style-name="P13">Preprocessing:-</text:p>
          <text:p text:style-name="P14"><text:span text:style-name="T4">I</text:span>n preprocessing following are done.</text:p>
          <text:p text:style-name="P14">a) macro substitution</text:p>
          <text:p text:style-name="P14">b) comment lines are neglected</text:p>
          <text:p text:style-name="P14">c) expansion of included lines</text:p>
        </text:list-item>
      </text:list>
      <text:p text:style-name="P7"/>
      <text:list xml:id="list161419932368288" text:continue-numbering="true" text:style-name="L2">
        <text:list-header>
          <text:p text:style-name="P14">Inorder to do preprocessing alone “cc <text:s/>-E <text:s/>filename.c” <text:span text:style-name="T6">This step doesn’t create any new o/p files.</text:span></text:p>
        </text:list-header>
      </text:list>
      <text:p text:style-name="P6"/>
      <text:list xml:id="list161420158051516" text:continue-numbering="true" text:style-name="L2">
        <text:list-item>
          <text:p text:style-name="P15">Compilation Proper:-</text:p>
          <text:p text:style-name="P15">The preprocessed code is coverted into assembly level language code during this step. To do the first two steps of compilation “cc -S filename.c” . </text:p>
          <text:p text:style-name="P15">This produces a file with .s extension. </text:p>
          <text:p text:style-name="P15">If we open the a.s file with “cat filename.s” <text:s/>command we can see the assembly language level code. Assembly level code is the last human readable code of comilation process.</text:p>
          <text:p text:style-name="P15"/>
        </text:list-item>
        <text:list-item>
          <text:p text:style-name="P15">Assembling:-</text:p>
          <text:p text:style-name="P15"><text:s/>In this step the assembly level code is converted to Machine code. <text:span text:style-name="T5">It’s called object code. </text:span>It’s not human readable. <text:s/><text:span text:style-name="T5">At this stage only function calls like printf remains to be resolved.</text:span></text:p>
          <text:p text:style-name="P15"><text:s/>Inorder to carry out the first 3 steps of compilation process,</text:p>
          <text:p text:style-name="P15"><text:s/>“cc <text:s/>-c <text:s/>filename.c”</text:p>
          <text:p text:style-name="P15"><text:s/>this creates a file with .o extension (filename.o)</text:p>
        </text:list-item>
      </text:list>
      <text:p text:style-name="P8"/>
      <text:list xml:id="list161419019494264" text:continue-numbering="true" text:style-name="L2">
        <text:list-item>
          <text:p text:style-name="P16">Linking:-</text:p>
        </text:list-item>
      </text:list>
      <text:p text:style-name="P9"/>
      <text:list xml:id="list161419502013153" text:continue-numbering="true" text:style-name="L2">
        <text:list-header>
          <text:p text:style-name="P17">Linker links the machine code developed during assembly to the library files included.</text:p>
          <text:p text:style-name="P17">The definitions of functions like printf scanf etc are taken up by the compiler. </text:p>
          <text:p text:style-name="P17">To carry out all 4 steps of compilation “cc <text:s/>filename.c” .</text:p>
          <text:p text:style-name="P17">this produces the executable file ‘a.out’.</text:p>
        </text:list-header>
      </text:list>
      <text:p text:style-name="P10"/>
      <text:p text:style-name="P10"/>
      <text:p text:style-name="P10"><text:s text:c="54"/><text:span text:style-name="T1"><text:s/></text:span><text:span text:style-name="T3">GNU DEBUGGER (GDB)</text:span></text:p>
      <text:list xml:id="list303646581166320130" text:style-name="L3">
        <text:list-item>
          <text:p text:style-name="P19"><text:span text:style-name="T8">Debugger allows us to examine where our program have gone wrong, examine values of variables int intermediary steps as the code is being executed, etc.</text:span></text:p>
        </text:list-item>
        <text:list-item>
          <text:p text:style-name="P20"><text:span text:style-name="T7">Prior to invoking gdb, we got to run the command “cc -g <text:s/>filename.c”.</text:span></text:p>
          <text:p text:style-name="P20"><text:span text:style-name="T7">This creates a debugging version of compiled executable file.</text:span></text:p>
          <text:p text:style-name="P20"><text:span text:style-name="T7">After this gdb can be invoked by “gdb filename.out”</text:span></text:p>
        </text:list-item>
        <text:list-item>
          <text:p text:style-name="P20"><text:span text:style-name="T7">Doing so we get a gdb prompt, </text:span><text:span text:style-name="T9">with which we can debug the code.</text:span></text:p>
        </text:list-item>
        <text:list-item>
          <text:p text:style-name="P21"><text:span text:style-name="T7">To list the lines of code type “list” or “l” in the prompt.</text:span></text:p>
        </text:list-item>
        <text:list-item>
          <text:p text:style-name="P21"><text:span text:style-name="T7">Type “run” at the prompt to start execution of the code.</text:span></text:p>
        </text:list-item>
        <text:list-item>
          <text:p text:style-name="P21"><text:span text:style-name="T7">We can set break points in the code where we want to pause the code execution. This can be done by typing the line number or function name at which we want to do it.</text:span></text:p>
          <text:p text:style-name="P21"><text:span text:style-name="T7">Eg: “break main” or “break 4” (to stop at line 4).</text:span></text:p>
        </text:list-item>
        <text:list-item>
          <text:p text:style-name="P21"><text:span text:style-name="T7">We can execute line by line of the code by typing “n” at gdb prompt. This is called single stepping.</text:span></text:p>
        </text:list-item>
        <text:list-item>
          <text:p text:style-name="P21"><text:span text:style-name="T7">Instead of using “n” we can use <text:s/>“s” <text:s/>which would take us through the steps in which the code is being executed instead of next line as in case of typing “n”.</text:span></text:p>
        </text:list-item>
        <text:list-item>
          <text:p text:style-name="P21"><text:span text:style-name="T7">We can print the value of variables at any stage by “print variablename”.</text:span></text:p>
          <text:p text:style-name="P21"><text:span text:style-name="T7"/></text:p>
        </text:list-item>
      </text:list>
      <text:p text:style-name="P22"><text:span text:style-name="T7"/></text:p>
      <text:p text:style-name="P10"><text:soft-page-break/></text:p>
      <text:p text:style-name="P10"/>
      <text:p text:style-name="P10"/>
      <text:p text:style-name="P10"/>
      <text:list xml:id="list161418785063412" text:continue-list="list161419502013153" text:style-name="L2">
        <text:list-header>
          <text:p text:style-name="P16"/>
          <text:p text:style-name="P15"><text:s/></text:p>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2:49:12.875123742</meta:creation-date>
    <dc:date>2016-11-20T16:14:18.151188841</dc:date>
    <meta:editing-duration>PT19M47S</meta:editing-duration>
    <meta:editing-cycles>2</meta:editing-cycles>
    <meta:generator>LibreOffice/5.1.4.2$Linux_X86_64 LibreOffice_project/10m0$Build-2</meta:generator>
    <meta:document-statistic meta:table-count="0" meta:image-count="0" meta:object-count="0" meta:page-count="2" meta:paragraph-count="40" meta:word-count="453" meta:character-count="2581" meta:non-whitespace-character-count="2055"/>
  </office:meta>
</office:document-meta>
</file>